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Arial" officeooo:rsid="0019e951" officeooo:paragraph-rsid="0019e951"/>
    </style:style>
    <style:style style:name="P2" style:family="paragraph" style:parent-style-name="Standard">
      <style:text-properties style:font-name="Arial" officeooo:rsid="0019e951" officeooo:paragraph-rsid="001c5efd"/>
    </style:style>
    <style:style style:name="P3" style:family="paragraph" style:parent-style-name="Standard">
      <style:text-properties style:font-name="Arial" officeooo:rsid="0019e951" officeooo:paragraph-rsid="001e54c1"/>
    </style:style>
    <style:style style:name="P4" style:family="paragraph" style:parent-style-name="Standard">
      <style:text-properties style:font-name="Arial" officeooo:paragraph-rsid="001c5efd"/>
    </style:style>
    <style:style style:name="P5" style:family="paragraph" style:parent-style-name="Standard">
      <style:text-properties style:font-name="Arial" officeooo:paragraph-rsid="001e54c1"/>
    </style:style>
    <style:style style:name="P6" style:family="paragraph" style:parent-style-name="Standard">
      <style:text-properties style:font-name="Arial" officeooo:rsid="001e54c1" officeooo:paragraph-rsid="001e54c1"/>
    </style:style>
    <style:style style:name="P7" style:family="paragraph" style:parent-style-name="Standard">
      <style:text-properties style:font-name="Arial" officeooo:paragraph-rsid="0021f098"/>
    </style:style>
    <style:style style:name="P8" style:family="paragraph" style:parent-style-name="Standard">
      <style:text-properties style:font-name="Arial" officeooo:rsid="0021f098" officeooo:paragraph-rsid="0021f098"/>
    </style:style>
    <style:style style:name="P9" style:family="paragraph" style:parent-style-name="Standard">
      <style:text-properties style:font-name="Arial" officeooo:rsid="0022e769" officeooo:paragraph-rsid="0022e769"/>
    </style:style>
    <style:style style:name="P10" style:family="paragraph" style:parent-style-name="Standard">
      <style:text-properties style:font-name="Arial" officeooo:paragraph-rsid="0023f41d"/>
    </style:style>
    <style:style style:name="P11" style:family="paragraph" style:parent-style-name="Standard">
      <style:text-properties style:font-name="Arial" officeooo:paragraph-rsid="00268466"/>
    </style:style>
    <style:style style:name="P12" style:family="paragraph" style:parent-style-name="Standard">
      <style:text-properties style:font-name="Arial" officeooo:rsid="00268466" officeooo:paragraph-rsid="00268466"/>
    </style:style>
    <style:style style:name="P13" style:family="paragraph" style:parent-style-name="Standard">
      <style:text-properties style:font-name="Arial" officeooo:rsid="002acdfc" officeooo:paragraph-rsid="002acdfc"/>
    </style:style>
    <style:style style:name="P14" style:family="paragraph" style:parent-style-name="Standard">
      <style:text-properties style:font-name="Arial" officeooo:rsid="002cc45a" officeooo:paragraph-rsid="002cc45a"/>
    </style:style>
    <style:style style:name="P15" style:family="paragraph" style:parent-style-name="Standard">
      <style:text-properties style:font-name="Arial" officeooo:rsid="002ead17" officeooo:paragraph-rsid="002ead17"/>
    </style:style>
    <style:style style:name="P16" style:family="paragraph" style:parent-style-name="Standard">
      <style:text-properties style:font-name="Arial" officeooo:rsid="001f0522" officeooo:paragraph-rsid="001f0522"/>
    </style:style>
    <style:style style:name="P17" style:family="paragraph" style:parent-style-name="Standard">
      <style:text-properties style:font-name="Arial" officeooo:rsid="0021288f" officeooo:paragraph-rsid="0021f098"/>
    </style:style>
    <style:style style:name="P18" style:family="paragraph" style:parent-style-name="Standard">
      <style:text-properties style:font-name="Arial" officeooo:rsid="0023303f" officeooo:paragraph-rsid="00305307"/>
    </style:style>
    <style:style style:name="P19" style:family="paragraph" style:parent-style-name="Standard">
      <style:text-properties officeooo:paragraph-rsid="002acdfc"/>
    </style:style>
    <style:style style:name="P20" style:family="paragraph" style:parent-style-name="Standard">
      <style:text-properties style:font-name="Arial" officeooo:rsid="0022e769" officeooo:paragraph-rsid="0022e769"/>
    </style:style>
    <style:style style:name="P21" style:family="paragraph" style:parent-style-name="Standard">
      <style:text-properties style:font-name="Arial" officeooo:rsid="002ead17" officeooo:paragraph-rsid="002ead17"/>
    </style:style>
    <style:style style:name="T1" style:family="text">
      <style:text-properties officeooo:rsid="001f0522"/>
    </style:style>
    <style:style style:name="T2" style:family="text">
      <style:text-properties officeooo:rsid="0022e769"/>
    </style:style>
    <style:style style:name="T3" style:family="text">
      <style:text-properties officeooo:rsid="0023f41d"/>
    </style:style>
    <style:style style:name="T4" style:family="text">
      <style:text-properties officeooo:rsid="00278d0e"/>
    </style:style>
    <style:style style:name="T5" style:family="text">
      <style:text-properties style:font-name="Arial" officeooo:rsid="002acdfc"/>
    </style:style>
    <style:style style:name="T6" style:family="text">
      <style:text-properties style:font-name="Arial" officeooo:rsid="003697d1"/>
    </style:style>
    <style:style style:name="T7" style:family="text">
      <style:text-properties style:font-name="Arial" officeooo:rsid="00362a1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It is year 2666 – <text:span text:style-name="T4">beginning of another change and „change” is the only „still”</text:span></text:p>
      <text:p text:style-name="P1"/>
      <text:p text:style-name="P2">The story begins in year 2100. <text:s/>The year, when the Earth got overpopulated. It’s obvious – every shortsight has it’s consequences – the mistake people made in 21 century was the lack of knowledge of the surrounding world and the limits that their environment can be pushed to. The governments didn’t foreseen the warming of planet, climate changes and human migration as a result. Our earthly habitat has shrinked into few living areas, where famines occured.</text:p>
      <text:p text:style-name="P4"/>
      <text:p text:style-name="P4"/>
      <text:p text:style-name="P2">In year 2100 – as a response of an <text:s/>apogee of human miserability and desperation, the best of worlds scientists and engineers gathered in Geneva to solve the two most important question of the time – how to restore the earth climate. <text:s/>The process of collecting the knowledge and forces for that task took few years of intense, tireless work. In year 2120 – the answers were there, and the real work begun. Few decades later, in year 2177, happily the climate was at it’s initial state. People were happy and the growth of mankind carried on.</text:p>
      <text:p text:style-name="P4"/>
      <text:p text:style-name="P3">Beware of a silent dog and still water. </text:p>
      <text:p text:style-name="P5"/>
      <text:p text:style-name="P6">Prosperity was good and time flied. Not for long. In year 2250 the earths potential to sustain mankind was exhausted. <text:span text:style-name="T1">The problem was simple - n</text:span>o more space to live. </text:p>
      <text:p text:style-name="P16">The space travel technology and the knowledge of solar system were not sufficent to allow people to populate other planets of Solar System - an obvious solution for the problem. </text:p>
      <text:p text:style-name="P17">Again Geneva became the worlds center and the pinnacle of human intelligence.</text:p>
      <text:p text:style-name="P8">But this time it all failed. The knowledge people could attain during their lifetimes were not enough for such a mundane task of solving such a complicated, puzzling matter – how to travel space efficiently and adapt other planets for living. </text:p>
      <text:p text:style-name="P7"/>
      <text:p text:style-name="P8">There has to be another way.</text:p>
      <text:p text:style-name="P8"/>
      <text:p text:style-name="P8">A little more than a half century of miserable efforts an idea shone in people minds – we need to live longer. The solution had to have lied within the discipline called nanotechnology. Now they gathered in Jerusalem. And they wondered, for a long time.</text:p>
      <text:p text:style-name="P8">The breakhtrough came in year 2333. <text:span text:style-name="T2">The answers were there, the technology was there and most importantly, the unity and stubbornes was there too. This year became the year all the practical achievments of traditional medicne became obsolete. </text:span></text:p>
      <text:p text:style-name="P9">The way the matter was transformed was through discrete magnetic fields manipulation at a very high momentary voltages. This allowed for a single atom manipulation at a tremendous scale.</text:p>
      <text:p text:style-name="P9">This technology changed human lives. This technology made human lives last… forever.</text:p>
      <text:p text:style-name="P9">The aging process was reversed – the decay of human life, simply halted. Not speaking of other appliances of such technology.</text:p>
      <text:p text:style-name="P9"/>
      <text:p text:style-name="P9">Time flied.</text:p>
      <text:p text:style-name="P9"/>
      <text:p text:style-name="P18">In year 2500 people finally solved the matter of Space colonization, at least they thought so. Still - Newtonian laws of physics in macro scale were the limit of human thought . </text:p>
      <text:p text:style-name="P18">Simply it became possible to polarize magnetic fields and make space ships accelerate in almost any degree with a minimal energy consumption. </text:p>
      <text:p text:style-name="P10"><text:span text:style-name="T3">Space travel renaissance it was. People colonized Mercury, Mars, Venus and Jupiter. Trade routes between planets had spread and the prosperity raised into the sky – no pun </text:span><text:soft-page-break/><text:span text:style-name="T3">intended. Humanity sure and proud of its only existence in the universe jauntily carried on with it’s life.</text:span></text:p>
      <text:p text:style-name="P10"/>
      <text:p text:style-name="P10">Never judge a book by its cover.</text:p>
      <text:p text:style-name="P10"/>
      <text:p text:style-name="P12">The knowledge of the universe was, in people minds – complete and done. The speed of light was, in people minds – unreachable. Now, taught by the past – they were affraid of one thing – the overpopulation of Solar System and the practical unreachability of other stars. </text:p>
      <text:p text:style-name="P11"/>
      <text:p text:style-name="P12">Two to make it true.</text:p>
      <text:p text:style-name="P12"/>
      <text:p text:style-name="P12">Such fears, though, were not enough for simple human mind, because only when we reach the depth of misery, the bottom of a desperation we start to think and act.</text:p>
      <text:p text:style-name="P12"/>
      <text:p text:style-name="P12">So it’s year 2666.</text:p>
      <text:p text:style-name="P12"/>
      <text:p text:style-name="P12">On one sunny Earth’s day – July 5 on 15:00 UST (Universal Solar Time) a weird spot appeared in the SSSF (Solar System Scanning Facility). Firstly something like a blazzingly fast moving shadow displayed, stopped and turned into a solid object. Systems showed a large object few kilometers in size that didn’t matched anything known to human mind. </text:p>
      <text:p text:style-name="P11"/>
      <text:p text:style-name="P13">It was them. With unknown intentions.</text:p>
      <text:p text:style-name="P13"/>
      <text:p text:style-name="P13">No laws beside Newtonian’s?</text:p>
      <text:p text:style-name="P13">Nobody else in the universe?</text:p>
      <text:p text:style-name="P10"/>
      <text:p text:style-name="P13">You take the questions.</text:p>
      <text:p text:style-name="P13"/>
      <text:p text:style-name="P13">You.</text:p>
      <text:p text:style-name="P13"/>
      <text:p text:style-name="P19"><text:span text:style-name="T5">You are a young So</text:span><text:span text:style-name="T6">lar</text:span><text:span text:style-name="T5"> Trading Company (STC) pilot. You received the message about comming of an alien spaceship because it was broadcasted </text:span><text:span text:style-name="T7">by </text:span><text:span text:style-name="T5">SpaceWide and you are carrying on with your work – fly between planets – buy goods, sell goods. Just an everyday routine. You have a basic military training behind you. In case of conflict – your ship is equipped for asteroid disintegration gun used for destroying space obstacles. </text:span></text:p>
      <text:p text:style-name="P13"/>
      <text:p text:style-name="P14">What happens next? Time will show, as always.</text:p>
      <text:p text:style-name="P14"/>
      <text:p text:style-name="P15">Good luck!</text:p>
      <text:p text:style-name="P15"/>
      <text:p text:style-name="P15"/>
      <text:p text:style-name="P13"/>
      <text:p text:style-name="P9"/>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2" svg:font-family="Arial" style:font-family-generic="swis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2-02T10:32:05.378000000</meta:creation-date>
    <meta:generator>LibreOffice/6.3.3.2$Windows_X86_64 LibreOffice_project/a64200df03143b798afd1ec74a12ab50359878ed</meta:generator>
    <dc:date>2020-03-24T21:36:27.271000000</dc:date>
    <meta:editing-duration>PT4H5M15S</meta:editing-duration>
    <meta:editing-cycles>21</meta:editing-cycles>
    <meta:document-statistic meta:table-count="0" meta:image-count="0" meta:object-count="0" meta:page-count="2" meta:paragraph-count="32" meta:word-count="798" meta:character-count="4757" meta:non-whitespace-character-count="3960"/>
  </office:meta>
</office:document-meta>
</file>